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MMI10" svg:font-family="CMMI10" style:font-family-generic="roman"/>
    <style:font-face style:name="CMR10" svg:font-family="CMR10" style:font-family-generic="roman"/>
    <style:font-face style:name="CMR8" svg:font-family="CMR8" style:font-family-generic="roman"/>
    <style:font-face style:name="NimbusSanL-Regu" svg:font-family="NimbusSanL-Regu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7.027cm" fo:margin-left="1.423cm" table:align="left"/>
    </style:style>
    <style:style style:name="Tabela1.A" style:family="table-column">
      <style:table-column-properties style:column-width="3.489cm"/>
    </style:style>
    <style:style style:name="Tabela1.B" style:family="table-column">
      <style:table-column-properties style:column-width="1.76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text-properties style:font-name="Times New Roman" fo:font-size="12pt" officeooo:paragraph-rsid="0011ff60" style:font-size-asian="12pt" style:font-size-complex="12pt"/>
    </style:style>
    <style:style style:name="P2" style:family="paragraph" style:parent-style-name="Standard" style:list-style-name="L1">
      <style:text-properties style:font-name="Times New Roman" fo:font-size="12pt" officeooo:paragraph-rsid="00131030" style:font-size-asian="12pt" style:font-size-complex="12pt"/>
    </style:style>
    <style:style style:name="P3" style:family="paragraph" style:parent-style-name="Standard" style:list-style-name="L1">
      <style:text-properties style:font-name="Times New Roman" fo:font-size="12pt" officeooo:paragraph-rsid="0013a586" style:font-size-asian="12pt" style:font-size-complex="12pt"/>
    </style:style>
    <style:style style:name="P4" style:family="paragraph" style:parent-style-name="Standard" style:list-style-name="L1">
      <style:text-properties style:font-name="Times New Roman" fo:font-size="12pt" officeooo:paragraph-rsid="0014b6ca" style:font-size-asian="12pt" style:font-size-complex="12pt"/>
    </style:style>
    <style:style style:name="P5" style:family="paragraph" style:parent-style-name="Standard" style:list-style-name="L1" style:master-page-name="Standard">
      <style:paragraph-properties style:page-number="auto"/>
      <style:text-properties style:font-name="Times New Roman" fo:font-size="12pt" officeooo:paragraph-rsid="0011ff60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officeooo:rsid="001756ba" officeooo:paragraph-rsid="001756ba" style:font-size-asian="12pt" style:font-size-complex="12pt"/>
    </style:style>
    <style:style style:name="T1" style:family="text">
      <style:text-properties officeooo:rsid="00132f0d"/>
    </style:style>
    <style:style style:name="T2" style:family="text">
      <style:text-properties officeooo:rsid="0013a586"/>
    </style:style>
    <style:style style:name="T3" style:family="text">
      <style:text-properties officeooo:rsid="0013d2e0"/>
    </style:style>
    <style:style style:name="T4" style:family="text">
      <style:text-properties officeooo:rsid="0013efbd"/>
    </style:style>
    <style:style style:name="T5" style:family="text">
      <style:text-properties officeooo:rsid="0014b6ca"/>
    </style:style>
    <style:style style:name="T6" style:family="text">
      <style:text-properties officeooo:rsid="001071bf"/>
    </style:style>
    <style:style style:name="T7" style:family="text">
      <style:text-properties officeooo:rsid="0011ff60"/>
    </style:style>
    <style:style style:name="T8" style:family="text">
      <style:text-properties officeooo:rsid="001756ba"/>
    </style:style>
    <style:style style:name="T9" style:family="text">
      <style:text-properties officeooo:rsid="0013103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4b6ca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872571672625549647" text:style-name="L1">
        <text:list-item>
          <text:p text:style-name="P5">Elabore um programa que fa<text:span text:style-name="T6">ç</text:span>a leitura de v<text:span text:style-name="T6">á</text:span>rios n<text:span text:style-name="T6">ú</text:span>meros inteiros, at<text:span text:style-name="T6">é</text:span> que se digite um n<text:span text:style-name="T6">ú</text:span>mero negativo. O programa tem que retornar o maior e o menor n<text:span text:style-name="T6">ú</text:span>mero lido <text:span text:style-name="T6">na janela.<text:line-break/></text:span></text:p>
        </text:list-item>
        <text:list-item>
          <text:p text:style-name="P1"><text:span text:style-name="T6">Escreva um programa que leia o número de habitantes de uma determinada cidade, o </text:span>valor do kwh, e para cada habitante entre com os seguintes dados: consumo do m<text:span text:style-name="T7">ê</text:span>s e o c<text:span text:style-name="T7">ó</text:span>digo do consumidor (1-Residencial, 2-Comercial, 3-Industrial). No final imprima o maior, o menor e a m<text:span text:style-name="T7">é</text:span>dia do consumo dos habitantes; e por fim o total do consumo de cada categoria de consumidor.<text:line-break/></text:p>
        </text:list-item>
        <text:list-item>
          <text:p text:style-name="P2">Leia um n<text:span text:style-name="T7">ú</text:span>mero positivo do us<text:span text:style-name="T7">uá</text:span>rio, ent<text:span text:style-name="T7">ã</text:span>o, calcule e imprima a sequ<text:span text:style-name="T7">ê</text:span>ncia Fibonacci at<text:span text:style-name="T7">é</text:span> o primeiro n<text:span text:style-name="T7">ú</text:span>mero superior ao n<text:span text:style-name="T7">ú</text:span>mero lido.<text:line-break/>Exemplo: se o usu<text:span text:style-name="T7">á</text:span>rio informou o n<text:span text:style-name="T7">ú</text:span>mero 30, a sequ<text:span text:style-name="T7">ê</text:span>ncia a ser impressa ser<text:span text:style-name="T7">á</text:span> 0 1 1 2 3 5 8 13 21 34.<text:line-break/></text:p>
        </text:list-item>
        <text:list-item>
          <text:p text:style-name="P2">Escrever um programa que leia o c<text:span text:style-name="T8">ó</text:span>digo d<text:span text:style-name="T9">e vários</text:span> produto<text:span text:style-name="T9">s</text:span> escolhido<text:span text:style-name="T9">s</text:span> do card<text:span text:style-name="T8">á</text:span>pio de uma lanchonete e a quantidade. <text:span text:style-name="T9">O programa deve ler novos códigos até receber um código negativo</text:span>. Assim, o programa deve calcular o valor a ser pago por aquele lanche. Considere que a cada execu<text:span text:style-name="T8">çã</text:span>o somente ser<text:span text:style-name="T8">á</text:span> calculado um pedido. O card<text:span text:style-name="T8">á</text:span>pio da lanchonete segue o padr<text:span text:style-name="T8">ã</text:span>o abaixo:<text:line-break/></text:p>
        </text:list-item>
      </text:list>
      <table:table table:name="Tabela1" table:style-name="Tabela1">
        <table:table-column table:style-name="Tabela1.A"/>
        <table:table-column table:style-name="Tabela1.B" table:number-columns-repeated="2"/>
        <table:table-row>
          <table:table-cell table:style-name="Tabela1.A1" office:value-type="string">
            <text:p text:style-name="P6">Especificação</text:p>
          </table:table-cell>
          <table:table-cell table:style-name="Tabela1.A1" office:value-type="string">
            <text:p text:style-name="P6">Código</text:p>
          </table:table-cell>
          <table:table-cell table:style-name="Tabela1.C1" office:value-type="string">
            <text:p text:style-name="P6">Preço</text:p>
          </table:table-cell>
        </table:table-row>
        <table:table-row>
          <table:table-cell table:style-name="Tabela1.A2" office:value-type="string">
            <text:p text:style-name="P6">Cachorro Quente</text:p>
          </table:table-cell>
          <table:table-cell table:style-name="Tabela1.A2" office:value-type="string">
            <text:p text:style-name="P6">100</text:p>
          </table:table-cell>
          <table:table-cell table:style-name="Tabela1.C2" office:value-type="string">
            <text:p text:style-name="P6">1,20</text:p>
          </table:table-cell>
        </table:table-row>
        <table:table-row>
          <table:table-cell table:style-name="Tabela1.A2" office:value-type="string">
            <text:p text:style-name="P6">Bauru Simples</text:p>
          </table:table-cell>
          <table:table-cell table:style-name="Tabela1.A2" office:value-type="string">
            <text:p text:style-name="P6">101</text:p>
          </table:table-cell>
          <table:table-cell table:style-name="Tabela1.C2" office:value-type="string">
            <text:p text:style-name="P6">1,30</text:p>
          </table:table-cell>
        </table:table-row>
        <table:table-row>
          <table:table-cell table:style-name="Tabela1.A2" office:value-type="string">
            <text:p text:style-name="P6">Bauru com Ovo</text:p>
          </table:table-cell>
          <table:table-cell table:style-name="Tabela1.A2" office:value-type="string">
            <text:p text:style-name="P6">102</text:p>
          </table:table-cell>
          <table:table-cell table:style-name="Tabela1.C2" office:value-type="string">
            <text:p text:style-name="P6">1,50</text:p>
          </table:table-cell>
        </table:table-row>
        <table:table-row>
          <table:table-cell table:style-name="Tabela1.A2" office:value-type="string">
            <text:p text:style-name="P6">Hamburger</text:p>
          </table:table-cell>
          <table:table-cell table:style-name="Tabela1.A2" office:value-type="string">
            <text:p text:style-name="P6">103</text:p>
          </table:table-cell>
          <table:table-cell table:style-name="Tabela1.C2" office:value-type="string">
            <text:p text:style-name="P6">1.20</text:p>
          </table:table-cell>
        </table:table-row>
        <table:table-row>
          <table:table-cell table:style-name="Tabela1.A2" office:value-type="string">
            <text:p text:style-name="P6">Cheeseburguer</text:p>
          </table:table-cell>
          <table:table-cell table:style-name="Tabela1.A2" office:value-type="string">
            <text:p text:style-name="P6">104</text:p>
          </table:table-cell>
          <table:table-cell table:style-name="Tabela1.C2" office:value-type="string">
            <text:p text:style-name="P6">1,70</text:p>
          </table:table-cell>
        </table:table-row>
        <table:table-row>
          <table:table-cell table:style-name="Tabela1.A2" office:value-type="string">
            <text:p text:style-name="P6">Suco</text:p>
          </table:table-cell>
          <table:table-cell table:style-name="Tabela1.A2" office:value-type="string">
            <text:p text:style-name="P6">105</text:p>
          </table:table-cell>
          <table:table-cell table:style-name="Tabela1.C2" office:value-type="string">
            <text:p text:style-name="P6">2,20</text:p>
          </table:table-cell>
        </table:table-row>
        <table:table-row>
          <table:table-cell table:style-name="Tabela1.A2" office:value-type="string">
            <text:p text:style-name="P6">Refrigerante</text:p>
          </table:table-cell>
          <table:table-cell table:style-name="Tabela1.A2" office:value-type="string">
            <text:p text:style-name="P6">106</text:p>
          </table:table-cell>
          <table:table-cell table:style-name="Tabela1.C2" office:value-type="string">
            <text:p text:style-name="P6">1,00</text:p>
          </table:table-cell>
        </table:table-row>
      </table:table>
      <text:list xml:id="list214043586154754" text:continue-numbering="true" text:style-name="L1">
        <text:list-header>
          <text:p text:style-name="P2"/>
        </text:list-header>
        <text:list-item>
          <text:p text:style-name="P3">Fa<text:span text:style-name="T1">ç</text:span>a um programa que leia um n<text:span text:style-name="T1">ú</text:span>mero inteiro N e depois imprima os N primeiros n<text:span text:style-name="T1">ú</text:span>meros naturais <text:span text:style-name="T1">í</text:span>mpares.<text:line-break/></text:p>
        </text:list-item>
        <text:list-item>
          <text:p text:style-name="P3">Fa<text:span text:style-name="T2">ç</text:span>a um programa que determine o mostre os cinco primeiros m<text:span text:style-name="T2">ú</text:span>ltiplos de 3, considerando n<text:span text:style-name="T2">ú</text:span>meros maiores que 0.<text:line-break/></text:p>
        </text:list-item>
        <text:list-item>
          <text:p text:style-name="P3">Fa<text:span text:style-name="T2">ç</text:span>a um programa que calcule e mostre a soma dos <text:span text:style-name="T3">N</text:span> primeiros n<text:span text:style-name="T2">ú</text:span>meros pares.<text:line-break/></text:p>
        </text:list-item>
        <text:list-item>
          <text:p text:style-name="P4">Fa<text:span text:style-name="T4">ç</text:span>a um programa que receba v<text:span text:style-name="T4">á</text:span>rios n<text:span text:style-name="T4">ú</text:span>meros, calcule e mostre:<text:line-break/><text:line-break/>A soma dos n<text:span text:style-name="T4">ú</text:span>meros digitados<text:line-break/>A quantidade de n<text:span text:style-name="T4">ú</text:span>meros digitados<text:line-break/>A m<text:span text:style-name="T4">é</text:span>dia dos n<text:span text:style-name="T4">ú</text:span>meros digitados<text:line-break/>O maior n<text:span text:style-name="T4">ú</text:span>mero digitado<text:line-break/>O menor n<text:span text:style-name="T4">ú</text:span>mero digitado<text:line-break/>A m<text:span text:style-name="T4">é</text:span>dia dos n<text:span text:style-name="T4">ú</text:span>meros pares<text:line-break/><text:line-break/>Finalize a entrada de dados caso o usu<text:span text:style-name="T5">á</text:span>rio informe o valor 0.<text:line-break/><text:line-break/></text:p>
        </text:list-item>
        <text:list-item>
          <text:p text:style-name="P3"><text:soft-page-break/>Usando o comando for, fa<text:span text:style-name="T5">ç</text:span>a um algoritmo que conte o n<text:span text:style-name="T5">ú</text:span>mero de 1’s que aparecem em um string.<text:line-break/></text:p>
        </text:list-item>
        <text:list-item>
          <text:p text:style-name="P3">Usando o comando while, escreva um programa que substitui as ocorr<text:span text:style-name="T5">ê</text:span>ncias de um caractere 0 em uma string por outro caractere 1.<text:line-break/></text:p>
        </text:list-item>
        <text:list-item>
          <text:p text:style-name="P3">Fa<text:span text:style-name="T5">ç</text:span>a um algoritmo utilizando o comando while (enquanto) que mostra uma contagem regressiva na tela, iniciando em 10 e terminando em 0. Mostrar uma mensagem ”FIM!” ap<text:span text:style-name="T5">ó</text:span>s a contagem.<text:line-break/></text:p>
        </text:list-item>
        <text:list-item>
          <text:p text:style-name="P3">Fa<text:span text:style-name="T5">ç</text:span>a um programa que calcule o maior n<text:span text:style-name="T5">ú</text:span>mero pal<text:span text:style-name="T5">í</text:span>ndromo feito a partir do produto de dois n<text:span text:style-name="T5">ú</text:span>meros de 3 d<text:span text:style-name="T5">í</text:span>gitos. Ex: O maior <text:span text:style-name="T5">palíndromo</text:span> feito a partir do produto de dois n<text:span text:style-name="T5">ú</text:span>meros de dois d<text:span text:style-name="T5">í</text:span>gitos <text:span text:style-name="T5">é</text:span> 9009 = 91*99.<text:line-break/></text:p>
        </text:list-item>
        <text:list-item>
          <text:p text:style-name="P3">Fa<text:span text:style-name="T5">ç</text:span>a um programa que calcule o terno pitag<text:span text:style-name="T5">ó</text:span>rico a, b, c, para o qual a + b + c = 1000. Um terno pitag<text:span text:style-name="T5">ó</text:span>rico <text:span text:style-name="T5">é</text:span> um conjunto de tr<text:span text:style-name="T5">ê</text:span>s n<text:span text:style-name="T5">ú</text:span>meros naturais, a b c, para a qual,<text:line-break/><text:tab/><text:tab/><text:tab/>a<text:span text:style-name="T5">²</text:span> + b<text:span text:style-name="T5">²</text:span> = c<text:span text:style-name="T5">²</text:span><text:line-break/>Por exemplo,<text:line-break/><text:tab/><text:tab/><text:tab/>3<text:span text:style-name="T5">²</text:span> + 4<text:span text:style-name="T5">²</text:span> = 9 + 16 = 25 = 5<text:span text:style-name="T5">²</text:span><text:line-break/></text:p>
        </text:list-item>
        <text:list-item>
          <text:p text:style-name="P3">Em Matem<text:span text:style-name="T5">á</text:span>tica, o n<text:span text:style-name="T5">ú</text:span>mero harm<text:span text:style-name="T5">ô</text:span>nico designado por Hn define-se como sendo o en<text:span text:style-name="T5">é</text:span>simo termo da s<text:span text:style-name="T5">é</text:span>rie harm<text:span text:style-name="T5">ô</text:span>nica. Ou seja:<text:line-break/><text:tab/><text:tab/><text:tab/>Hn = 1 + 1/2 + 1/3 + 1/4 + ::: + 1/n<text:line-break/>Apresente um programa que calcule o valor de qualquer Hn.<text:line-break/></text:p>
        </text:list-item>
        <text:list-item>
          <text:p text:style-name="P3"><text:span text:style-name="T10">Fa</text:span><text:span text:style-name="T11">ç</text:span><text:span text:style-name="T10">a um programa que leia um valor N inteiro e positivo, calcule o mostre o valor E, </text:span>conforme a f<text:span text:style-name="T5">ó</text:span>rmula a seguir<text:line-break/><text:tab/><text:tab/><text:tab/>E = 1 + 1/1! + 1/2! + 1/3! + ::: + 1/N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MMI10" svg:font-family="CMMI10" style:font-family-generic="roman"/>
    <style:font-face style:name="CMR10" svg:font-family="CMR10" style:font-family-generic="roman"/>
    <style:font-face style:name="CMR8" svg:font-family="CMR8" style:font-family-generic="roman"/>
    <style:font-face style:name="NimbusSanL-Regu" svg:font-family="NimbusSanL-Regu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1T20:40:57.769000000</meta:creation-date>
    <dc:date>2013-10-01T21:40:43.530000000</dc:date>
    <meta:editing-duration>PT55M41S</meta:editing-duration>
    <meta:editing-cycles>9</meta:editing-cycles>
    <meta:generator>LibreOffice/4.1.1.2$Windows_x86 LibreOffice_project/7e4286b58adc75a14f6d83f53a03b6c11fa2903</meta:generator>
    <meta:document-statistic meta:table-count="1" meta:image-count="0" meta:object-count="0" meta:page-count="2" meta:paragraph-count="39" meta:word-count="589" meta:character-count="3107" meta:non-whitespace-character-count="2549"/>
  </office:meta>
</office:document-meta>
</file>